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manifest.rdf" manifest:media-type="application/rdf+xml"/>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ant to quickly tell you about the project I’ve been working on to address a problem that I think a lot of people in research face: managing sample metadata.</text:p>
      <text:p text:style-name="P1"/>
      <text:p text:style-name="P1">Right now, a lot of metadata is entered manually into Excel files, and then emailed around. It works, but there are some real issues with it. The biggest one is that free-text fields cause a lot of inconsistency. Even something as simple as a person’s name can end up written in a dozen different ways, and that makes it really hard to analyze the data or to reproduce results later on.</text:p>
      <text:p text:style-name="P1"/>
      <text:p text:style-name="P1">We’ve been working on a system to address this without forcing people to change how they work too drastically. The idea is to bring validation into the metadata process using ontologies, but in a way that’s easy to transition into. Ontologies are essentially about capturing the concepts behind the data and agreeing on a standard way to refer to them. It’s a more flexible and robust approach than just defining static lists of values.</text:p>
      <text:p text:style-name="P1"/>
      <text:p text:style-name="P1">Initially, we thought about connecting Excel files directly to the ontologies, but there were major drawbacks. Excel would require us to preload all possible values for each cell as hidden data. It made the files inflexible and inefficient. The real dealbreaker, though, was how hard it would be to distribute future updates—leading to different teams using conflicting versions of the same file. That’s when we realized the better path was to build a centralized service, accessible via a web portal.</text:p>
      <text:p text:style-name="P1"/>
      <text:p text:style-name="P1">As we explored solutions, we came across the Cedar project, developed over the past 10 years at Stanford by the team behind NCBO BioPortal, the largest repository of biomedical ontologies in the U.S. Cedar essentially does what we initially imagined: it provides a way to create structured forms and offers a portal to define them using reusable blocks. You can use these blocks to build forms tailored to your needs or even tap into its community’s shared blocks. On top of standard web form fields, Cedar integrates ontologies to validate responses, ensuring consistency.</text:p>
      <text:p text:style-name="P1"/>
      <text:p text:style-name="P1">The use of ontologies also enables autocomplete fields powered by Elasticsearch, which makes it easier for users to quickly find the right value for each field. It’s not about restricting choices—it’s about guiding users toward accurate and consistent entries, reducing errors.</text:p>
      <text:p text:style-name="P1"/>
      <text:p text:style-name="P1">We’ve adopted many of Cedar’s ideas (and its open-source code!) and tailored them to our needs. Here’s how it works: while we still generate Excel files, the people filling out metadata don’t interact with the files directly anymore. Instead, they use a customized version of Cedar’s web portal. When someone submits a form, the system sends an email notification to the configured recipients and stores the responses on SharePoint, making them seamlessly accessible. You can even customize who gets the emails and what they include. After submission, users can download a fresh, structured Excel file created from the metadata they just entered.</text:p>
      <text:p text:style-name="P1"/>
      <text:p text:style-name="P1">The goal was to keep things familiar—there’s no need to abandon Excel or emails. We’re just adding tools to make the process more consistent and easier to manage.</text:p>
      <text:p text:style-name="P1"/>
      <text:p text:style-name="P1">Of course, there were challenges along the way. One of the biggest was responsiveness—especially when retrieving data from ontologies through BioPortal. We’ve addressed this by caching and preloading data, and while it’s working well so far, there’s still room for improvement.</text:p>
      <text:p text:style-name="P1"/>
      <text:p text:style-name="P1">The system itself has an Angular front end and a Node.js back end. To avoid the typical “works on my machine” problems, we use Docker containers to ensure the development and production environments are identical. Locally, we use live reloading and debugging with VSCode’s development containers, which makes iterating faster. For deployment, we’ve set up GitHub Actions with a remote runner for continuous integration. This handles testing and automates much of the process, saving time.</text:p>
      <text:p text:style-name="P1"/>
      <text:p text:style-name="P1">Overall, we’re not trying to reinvent the wheel—just making it roll a bit smoother. It’s about improving metadata management without disrupting workflows, helping ensure data is more structured and consistent.</text:p>
      <text:p text:style-name="P1"/>
      <text:p text:style-name="P1">As a thank-you to the Cedar team for their incredible work, we’ve contributed fixes for some issues we encountered back to their project. We’re also keeping our project open source, so anyone facing similar challenges can benefit from what we’ve buil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5:50:01.578353088</meta:creation-date>
    <meta:print-date>2024-12-12T15:50:26.817386310</meta:print-date>
    <dc:date>2024-12-12T15:53:41.800843486</dc:date>
    <meta:editing-duration>PT3M40S</meta:editing-duration>
    <meta:editing-cycles>1</meta:editing-cycles>
    <meta:document-statistic meta:table-count="0" meta:image-count="0" meta:object-count="0" meta:page-count="1" meta:paragraph-count="12" meta:word-count="711" meta:character-count="4366" meta:non-whitespace-character-count="3672"/>
    <meta:generator>LibreOffice/24.8.2.1$Linux_X86_64 LibreOffice_project/0f794b6e29741098670a3b95d60478a65d05ef13</meta:generator>
  </office:meta>
</office:document-meta>
</file>